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4pt" fo:language="hu" fo:country="HU" fo:font-style="italic" fo:font-weight="bold" officeooo:rsid="000ffd68" officeooo:paragraph-rsid="000ffd68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margin-top="0.0791in" fo:margin-bottom="0.0791in" style:contextual-spacing="false" fo:text-align="center" style:justify-single-word="false"/>
      <style:text-properties fo:font-size="18pt" fo:language="hu" fo:country="HU" fo:font-weight="bold" officeooo:rsid="000ffd68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language="hu" fo:country="HU" style:text-underline-style="solid" style:text-underline-width="auto" style:text-underline-color="font-color" officeooo:rsid="000ffd68" officeooo:paragraph-rsid="000ffd68"/>
    </style:style>
    <style:style style:name="P4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language="hu" fo:country="HU" style:text-underline-style="solid" style:text-underline-width="auto" style:text-underline-color="font-color" fo:font-weight="normal" officeooo:rsid="000ffd68" officeooo:paragraph-rsid="000ffd68" style:font-weight-asian="normal" style:font-weight-complex="normal"/>
    </style:style>
    <style:style style:name="P5" style:family="paragraph" style:parent-style-name="Standard" style:list-style-name="L2">
      <style:paragraph-properties fo:margin-top="0.0398in" fo:margin-bottom="0.0398in" style:contextual-spacing="false" fo:text-align="start" style:justify-single-word="false"/>
      <style:text-properties fo:language="hu" fo:country="HU" officeooo:rsid="000ffd68" officeooo:paragraph-rsid="00113b11"/>
    </style:style>
    <style:style style:name="P6" style:family="paragraph" style:parent-style-name="Standard" style:list-style-name="L3">
      <style:paragraph-properties fo:margin-top="0.0398in" fo:margin-bottom="0.0398in" style:contextual-spacing="false" fo:text-align="start" style:justify-single-word="false"/>
      <style:text-properties fo:language="hu" fo:country="HU" officeooo:rsid="000ffd68" officeooo:paragraph-rsid="000ffd68"/>
    </style:style>
    <style:style style:name="P7" style:family="paragraph" style:parent-style-name="Standard" style:list-style-name="L3">
      <style:paragraph-properties fo:margin-top="0.0398in" fo:margin-bottom="0.0398in" style:contextual-spacing="false" fo:text-align="start" style:justify-single-word="false"/>
      <style:text-properties fo:language="hu" fo:country="HU" officeooo:rsid="001124ef" officeooo:paragraph-rsid="001124ef"/>
    </style:style>
    <style:style style:name="P8" style:family="paragraph" style:parent-style-name="Standard" style:list-style-name="L4">
      <style:paragraph-properties fo:margin-top="0.0398in" fo:margin-bottom="0.0398in" style:contextual-spacing="false" fo:text-align="start" style:justify-single-word="false"/>
      <style:text-properties fo:language="hu" fo:country="HU" officeooo:rsid="001124ef" officeooo:paragraph-rsid="001124ef"/>
    </style:style>
    <style:style style:name="P9" style:family="paragraph" style:parent-style-name="Standard" style:list-style-name="L3">
      <style:paragraph-properties fo:margin-top="0.0398in" fo:margin-bottom="0.0398in" style:contextual-spacing="false" fo:text-align="start" style:justify-single-word="false"/>
      <style:text-properties fo:language="hu" fo:country="HU" fo:font-style="italic" officeooo:rsid="001124ef" officeooo:paragraph-rsid="001124ef" style:font-style-asian="italic" style:font-style-complex="italic"/>
    </style:style>
    <style:style style:name="P10" style:family="paragraph" style:parent-style-name="Standard" style:list-style-name="L4">
      <style:paragraph-properties fo:margin-top="0.0398in" fo:margin-bottom="0.0398in" style:contextual-spacing="false" fo:text-align="start" style:justify-single-word="false"/>
      <style:text-properties fo:language="hu" fo:country="HU" style:text-underline-style="none" officeooo:rsid="000ffd68" officeooo:paragraph-rsid="000ffd68"/>
    </style:style>
    <style:style style:name="P11" style:family="paragraph" style:parent-style-name="Standard" style:list-style-name="L4">
      <style:paragraph-properties fo:margin-top="0.0398in" fo:margin-bottom="0.0398in" style:contextual-spacing="false" fo:text-align="start" style:justify-single-word="false"/>
      <style:text-properties fo:language="hu" fo:country="HU" style:text-underline-style="none" officeooo:rsid="001124ef" officeooo:paragraph-rsid="001124ef"/>
    </style:style>
    <style:style style:name="P12" style:family="paragraph" style:parent-style-name="Standard" style:list-style-name="L4">
      <style:paragraph-properties fo:margin-top="0.0398in" fo:margin-bottom="0.0398in" style:contextual-spacing="false" fo:text-align="start" style:justify-single-word="false"/>
      <style:text-properties fo:language="hu" fo:country="HU" style:text-underline-style="none" officeooo:rsid="001124ef" officeooo:paragraph-rsid="0011ca96"/>
    </style:style>
    <style:style style:name="P13" style:family="paragraph" style:parent-style-name="Standard" style:list-style-name="L4">
      <style:paragraph-properties fo:margin-top="0.0398in" fo:margin-bottom="0.0398in" style:contextual-spacing="false" fo:text-align="start" style:justify-single-word="false"/>
      <style:text-properties fo:language="hu" fo:country="HU" style:text-underline-style="none" officeooo:rsid="0011ca96" officeooo:paragraph-rsid="0011ca9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fd6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1ca9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adfa specifikáció</text:p>
      <text:p text:style-name="P1">Bevezetett absztrakt adattípusok</text:p>
      <text:list xml:id="list3089707785" text:style-name="L1">
        <text:list-item>
          <text:p text:style-name="P3">XY adattípus</text:p>
        </text:list-item>
      </text:list>
      <text:list xml:id="list3434702566" text:style-name="L2">
        <text:list-item>
          <text:p text:style-name="P5">Koordinátát jelöl, egész típusú koordinátákkal (x, y).</text:p>
        </text:list-item>
        <text:list-item>
          <text:p text:style-name="P5">Ha ezeket vektorokként értelmezzük, akkor definiáljuk rájuk az összeadás (+) és kivonás (-) műveleteket, amikkel vektoriális összeget, illetve különbséget számolhatunk.</text:p>
        </text:list-item>
      </text:list>
      <text:list xml:id="list81042939103219" text:continue-list="list3089707785" text:style-name="L1">
        <text:list-item>
          <text:p text:style-name="P4">AABB típus</text:p>
        </text:list-item>
      </text:list>
      <text:list xml:id="list1658944206" text:style-name="L3">
        <text:list-item>
          <text:p text:style-name="P6">Téglalapot jelöl (határobjektumot), amit két csúcsának bal felső és jobb alsó (TL és BR) koordinátái (XY) alapján adunk meg. A továbbiakban feltételezzük, hogy a két csúcsra fennáll ez a sorrend, és nem felcserélhetőek.</text:p>
        </text:list-item>
        <text:list-item>
          <text:p text:style-name="P6">Értelmezett műveletek:</text:p>
          <text:list>
            <text:list-item>
              <text:p text:style-name="P6">S.ütközik(T) – megadja, hogy az AABB típusú S ütközik-e az AABB típusú T-vel.</text:p>
              <text:list>
                <text:list-item>
                  <text:p text:style-name="P6">Már ütközésnek számít az is, ha csak egy pontban érintik egymást.</text:p>
                </text:list-item>
                <text:list-item>
                  <text:p text:style-name="P6">Kommutatív tulajdonság.</text:p>
                </text:list-item>
              </text:list>
            </text:list-item>
            <text:list-item>
              <text:p text:style-name="P7">S.tartalmaz(T) – megadja, hogy az AABB típusú S tartalmazza-e teljességében az AABB típusú T-t.</text:p>
              <text:list>
                <text:list-item>
                  <text:p text:style-name="P7">Ha S értékben megegyezik T-vel, akkor a tulajdonság fennáll.</text:p>
                </text:list-item>
                <text:list-item>
                  <text:p text:style-name="P9">Nem<text:span text:style-name="T3"> kommutatív tulajdonság.</text:span></text:p>
                </text:list-item>
              </text:list>
            </text:list-item>
          </text:list>
        </text:list-item>
      </text:list>
      <text:list xml:id="list81042197862455" text:continue-list="list81042939103219" text:style-name="L1">
        <text:list-item>
          <text:p text:style-name="P3">QTNode típus</text:p>
        </text:list-item>
      </text:list>
      <text:list xml:id="list3406750157" text:style-name="L4">
        <text:list-item>
          <text:p text:style-name="P10">A quadfa egy csúcsát jelöli. Egy csúcs számon tartja a saját területét (AABB), mutatót a 4 gyerekére (QTNode), a mélységét (egész típus) valamint a saját objektumait (AABB típusú tömb).</text:p>
        </text:list-item>
        <text:list-item>
          <text:p text:style-name="P8"><text:span text:style-name="T2">É</text:span><text:span text:style-name="T1">rtelmezett műveletek:</text:span></text:p>
          <text:list>
            <text:list-item>
              <text:p text:style-name="P8"><text:span text:style-name="T4">Létrehoz</text:span><text:span text:style-name="T1">(b) – létrehoz egy üres quadfa csomópontot (QTNode típus), ami b téglalapot fed le.</text:span></text:p>
              <text:list>
                <text:list-item>
                  <text:p text:style-name="P11">Előfeltétel: -</text:p>
                </text:list-item>
                <text:list-item>
                  <text:p text:style-name="P11">Utófeltétel: létrejön az új csomópont.</text:p>
                </text:list-item>
              </text:list>
            </text:list-item>
            <text:list-item>
              <text:p text:style-name="P8"><text:span text:style-name="T1">Q.</text:span><text:span text:style-name="T4">beszúr</text:span><text:span text:style-name="T1">(obj) – beszúrja az obj téglalapot (AABB típus) a Q gyökerű quadfába.</text:span></text:p>
              <text:list>
                <text:list-item>
                  <text:p text:style-name="P12">Előfeltétel: <text:span text:style-name="T5">étezik a Q csomópont.</text:span></text:p>
                </text:list-item>
                <text:list-item>
                  <text:p text:style-name="P11">Utófeltétel: az obj téglalap beszúrásra kerül a Q fába (ha ez teljes egészében tartalmazza azt).</text:p>
                </text:list-item>
              </text:list>
            </text:list-item>
            <text:list-item>
              <text:p text:style-name="P8"><text:span text:style-name="T1">Q.</text:span><text:span text:style-name="T4">töröl</text:span><text:span text:style-name="T1">(b) – töröl minden téglalapot, ami a b téglalappal (AABB típus) ütközik, a Q gyökerű quadfából.</text:span></text:p>
              <text:list>
                <text:list-item>
                  <text:p text:style-name="P12">Előfeltétel: <text:span text:style-name="T5">létezik a Q csomópont.</text:span></text:p>
                </text:list-item>
                <text:list-item>
                  <text:p text:style-name="P11">Utófeltétel: törlődnek az említett objektumok.</text:p>
                </text:list-item>
              </text:list>
            </text:list-item>
            <text:list-item>
              <text:p text:style-name="P8"><text:span text:style-name="T1">Q.</text:span><text:span text:style-name="T4">lekérdez</text:span><text:span text:style-name="T1">(b) – megad minden olyan téglalapot, ami ütközik a b téglalappal (AABB típus), a Q gyökerű quadfából.</text:span></text:p>
              <text:list>
                <text:list-item>
                  <text:p text:style-name="P11">Előfeltétel: <text:span text:style-name="T5">létezik a Q csomópont.</text:span></text:p>
                </text:list-item>
                <text:list-item>
                  <text:p text:style-name="P11">Utófeltétel: visszatérítődnek az említett objektumok.</text:p>
                </text:list-item>
              </text:list>
            </text:list-item>
            <text:list-item>
              <text:p text:style-name="P13"><text:soft-page-break/>Q.töröl() - törli a Q gyökerű quadfát</text:p>
              <text:list>
                <text:list-item>
                  <text:p text:style-name="P13">Előfeltétel: létezik a Q csomópont.</text:p>
                </text:list-item>
                <text:list-item>
                  <text:p text:style-name="P13">Utófeltétel: törlődik a Q gyökerű quadfa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7:40:20.045490897</meta:creation-date>
    <dc:date>2022-05-23T08:10:40.733726978</dc:date>
    <meta:editing-duration>PT4M10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2" meta:paragraph-count="32" meta:word-count="304" meta:character-count="1980" meta:non-whitespace-character-count="1732"/>
  </office:meta>
</office:document-meta>
</file>